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Bitstream Vera Sans Mono', 'Courier New', Courier, monospace"/>
    <style:font-face style:name="Consolas2"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5.3326in" table:align="left"/>
    </style:style>
    <style:style style:name="Table1.A" style:family="table-column">
      <style:table-column-properties style:column-width="5.3326in"/>
    </style:style>
    <style:style style:name="Table1.A1" style:family="table-cell">
      <style:table-cell-properties style:vertical-align="middle"/>
    </style:style>
    <style:style style:name="Table2" style:family="table">
      <style:table-properties style:width="6.6924in" table:align="left"/>
    </style:style>
    <style:style style:name="Table2.A" style:family="table-column">
      <style:table-column-properties style:column-width="6.6924in"/>
    </style:style>
    <style:style style:name="Table2.A1" style:family="table-cell">
      <style:table-cell-properties style:vertical-align="middle"/>
    </style:style>
    <style:style style:name="P1" style:family="paragraph" style:parent-style-name="Standard">
      <style:text-properties fo:font-size="10pt" style:font-size-asian="10pt" style:font-size-complex="10pt"/>
    </style:style>
    <style:style style:name="P2" style:family="paragraph" style:parent-style-name="Standard" style:list-style-name="L1">
      <style:text-properties fo:font-size="10pt" style:font-size-asian="10pt" style:font-size-complex="10pt"/>
    </style:style>
    <style:style style:name="P3" style:family="paragraph" style:parent-style-name="Standard" style:list-style-name="L2">
      <style:text-properties fo:font-size="10pt" style:font-size-asian="10pt" style:font-size-complex="10pt"/>
    </style:style>
    <style:style style:name="P4" style:family="paragraph" style:parent-style-name="Standard" style:list-style-name="L3">
      <style:text-properties fo:font-size="10pt" style:font-size-asian="10pt" style:font-size-complex="10pt"/>
    </style:style>
    <style:style style:name="P5" style:family="paragraph" style:parent-style-name="Standard" style:list-style-name="L4">
      <style:text-properties fo:font-size="10pt" style:font-size-asian="10pt" style:font-size-complex="10pt"/>
    </style:style>
    <style:style style:name="P6" style:family="paragraph" style:parent-style-name="Standard">
      <style:text-properties fo:font-size="12pt" fo:font-weight="bold" style:font-size-asian="12pt" style:font-weight-asian="bold" style:font-size-complex="12pt" style:font-weight-complex="bold"/>
    </style:style>
    <style:style style:name="T1" style:family="text">
      <style:text-properties fo:font-size="9.75pt" style:font-size-asian="9.75pt" style:font-size-complex="9.75pt"/>
    </style:style>
    <style:style style:name="T2" style:family="text">
      <style:text-properties fo:font-variant="normal" fo:text-transform="none" fo:color="#000000" style:font-name="Open Sans" fo:font-size="9.75pt" fo:letter-spacing="normal" fo:font-style="normal" fo:font-weight="normal"/>
    </style:style>
    <style:style style:name="T3" style:family="text">
      <style:text-properties fo:font-variant="normal" fo:text-transform="none" fo:color="#000000" style:font-name="Consolas1" fo:font-style="normal" fo:font-weight="normal" fo:background-color="#e0e0e0"/>
    </style:style>
    <style:style style:name="T4" style:family="text">
      <style:text-properties fo:font-variant="normal" fo:text-transform="none" fo:color="#000000" style:font-name="Consolas1" fo:font-style="normal" fo:font-weight="normal" fo:background-color="#ffffff"/>
    </style:style>
    <style:style style:name="T5" style:family="text">
      <style:text-properties fo:font-variant="normal" fo:text-transform="none" fo:color="#000000" fo:font-size="9.75pt" fo:letter-spacing="normal"/>
    </style:style>
    <style:style style:name="T6" style:family="text">
      <style:text-properties fo:font-variant="normal" fo:text-transform="none" fo:color="#000000" fo:letter-spacing="normal"/>
    </style:style>
    <style:style style:name="T7" style:family="text">
      <style:text-properties fo:font-variant="normal" fo:text-transform="none" fo:color="#019c50" style:text-line-through-style="none" style:font-name="Open Sans" fo:font-size="9.75pt" fo:letter-spacing="normal" fo:font-style="normal" style:text-underline-style="none" fo:font-weight="normal" style:text-blinking="false"/>
    </style:style>
    <style:style style:name="T8" style:family="text">
      <style:text-properties fo:font-variant="normal" fo:text-transform="none" fo:color="#019c50" style:text-line-through-style="none" fo:font-size="9.75pt" fo:letter-spacing="normal" style:text-underline-style="none" style:text-blinking="false"/>
    </style:style>
    <style:style style:name="T9" style:family="text">
      <style:text-properties fo:font-variant="normal" fo:text-transform="none" fo:color="#019c50" style:text-line-through-style="none" fo:letter-spacing="normal" style:text-underline-style="none" style:text-blinking="false"/>
    </style:style>
    <style:style style:name="T10" style:family="text">
      <style:text-properties fo:font-variant="normal" fo:text-transform="none" fo:color="#008200" style:font-name="Consolas1" fo:font-style="normal" fo:font-weight="normal" fo:background-color="#e0e0e0"/>
    </style:style>
    <style:style style:name="T11" style:family="text">
      <style:text-properties fo:font-variant="normal" fo:text-transform="none" fo:color="#008200" style:font-name="Consolas1" fo:font-style="normal" fo:font-weight="normal" fo:background-color="#ffffff"/>
    </style:style>
    <style:style style:name="T12" style:family="text">
      <style:text-properties fo:font-variant="normal" fo:text-transform="none" fo:color="#006699" style:font-name="Consolas1" fo:font-style="normal" fo:font-weight="bold" fo:background-color="#e0e0e0"/>
    </style:style>
    <style:style style:name="T13" style:family="text">
      <style:text-properties fo:font-variant="normal" fo:text-transform="none" fo:color="#006699" style:font-name="Consolas1" fo:font-style="normal" fo:font-weight="bold" fo:background-color="#ffffff"/>
    </style:style>
    <style:style style:name="T14" style:family="text">
      <style:text-properties fo:font-variant="normal" fo:text-transform="none" style:font-name="Consolas1" fo:font-style="normal" fo:font-weight="normal" fo:background-color="#e0e0e0"/>
    </style:style>
    <style:style style:name="T15" style:family="text">
      <style:text-properties fo:font-variant="normal" fo:text-transform="none" style:font-name="Consolas1" fo:font-style="normal" fo:font-weight="normal" style:font-name-asian="Consolas1" style:font-style-asian="normal" style:font-weight-asian="normal" style:font-name-complex="Consolas1" style:font-style-complex="normal" style:font-weight-complex="normal"/>
    </style:style>
    <style:style style:name="T16" style:family="text">
      <style:text-properties fo:font-variant="normal" fo:text-transform="none" style:font-name="Consolas1" fo:font-style="normal" fo:font-weight="normal" fo:background-color="#ffffff"/>
    </style:style>
    <style:style style:name="T17" style:family="text">
      <style:text-properties fo:font-variant="normal" fo:text-transform="none" fo:background-color="#e0e0e0"/>
    </style:style>
    <style:style style:name="T18" style:family="text">
      <style:text-properties fo:font-variant="normal" fo:text-transform="none" fo:background-color="#ffffff"/>
    </style:style>
    <style:style style:name="T19" style:family="text">
      <style:text-properties fo:font-variant="normal" fo:text-transform="none" fo:color="#009900" style:font-name="Consolas1" fo:font-style="normal" fo:font-weight="normal" fo:background-color="#ffffff"/>
    </style:style>
    <style:style style:name="T20" style:family="text">
      <style:text-properties fo:font-weight="bold" style:font-weight-asian="bold" style:font-weight-complex="bold"/>
    </style:style>
    <style:style style:name="T21" style:family="text">
      <style:text-properties style:font-name="Consolas2" fo:font-size="9pt" fo:font-style="normal" fo:font-weight="normal"/>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style:font-size-asian="10pt" style:font-size-complex="10pt"/>
    </style:style>
    <style:style style:name="fr1"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nary Search Tree | Set 1 (Search and Insertion)</text:p>
      <text:p text:style-name="P1">The following is definition of Binary Search Tree(BST) according to Wikipedia</text:p>
      <text:p text:style-name="P1">Binary Search Tree, is a node-based binary tree data structure which has the following properties:<text:bookmark text:name="more-8837"/></text:p>
      <text:list xml:id="list5350321606716351386" text:style-name="L1">
        <text:list-item>
          <text:p text:style-name="P2">The left subtree of a node contains only nodes with keys less than the node’s key.</text:p>
        </text:list-item>
        <text:list-item>
          <text:p text:style-name="P2">The right subtree of a node contains only nodes with keys greater than the node’s key.</text:p>
        </text:list-item>
        <text:list-item>
          <text:p text:style-name="P2">The left and right subtree each must also be a binary search tree.<text:line-break/>There must be no duplicate nodes.</text:p>
        </text:list-item>
      </text:list>
      <text:p text:style-name="P1"><draw:a xlink:type="simple" xlink:href="http://d30wr2otswzun8.cloudfront.net/wp-content/uploads/2014/01/200px-Binary_search_tree.svg_.png"><draw:frame draw:style-name="fr1" draw:name="graphics1" text:anchor-type="as-char" svg:width="2.111in" svg:height="1.7673in" draw:z-index="0"><draw:image xlink:href="http://d30wr2otswzun8.cloudfront.net/wp-content/uploads/2014/01/200px-Binary_search_tree.svg_.png" xlink:type="simple" xlink:show="embed" xlink:actuate="onLoad"/><svg:title>200px-Binary_search_tree.svg</svg:title></draw:frame></draw:a></text:p>
      <text:p text:style-name="P1">The above properties of Binary Search Tree provide an ordering among keys so that the operations like search, minimum and maximum can be done fast. If there is no ordering, then we may have to compare every key to search a given key.</text:p>
      <text:p text:style-name="P1"/>
      <text:p text:style-name="Standard"><text:span text:style-name="T22">Searching a key:</text:span><text:span text:style-name="T23"><text:line-break/>To search a given key in Bianry Search Tree, we first compare it with root, if the key is present at root, we return root. If key is greater than root’s key, we recur for right subtree of root node. Otherwise we recur for left subtree.</text:span></text:p>
      <text:p text:style-name="Standard"><text:span text:style-name="T23"/></text:p>
      <text:section text:style-name="Sect1" text:name="tablist1-panel3">
        <text:section text:style-name="Sect1" text:name="highlighter_747285">
          <table:table table:name="Table1" table:style-name="Table1">
            <table:table-column table:style-name="Table1.A"/>
            <table:table-row>
              <table:table-cell table:style-name="Table1.A1" office:value-type="string">
                <text:p text:style-name="P1">// A utility function to search a given key in BST</text:p>
                <text:p text:style-name="P1">public Node search(Node root, int key)</text:p>
                <text:p text:style-name="P1">{</text:p>
                <text:p text:style-name="P1">    // Base Cases: root is null or key is present at root</text:p>
                <text:p text:style-name="P1">    if (root==null || root.key==key)</text:p>
                <text:p text:style-name="P1">        return root;</text:p>
                <text:p text:style-name="P1"> </text:p>
                <text:p text:style-name="P1">    // val is greater than root's key</text:p>
                <text:p text:style-name="P1">    if (root.key &gt; key)</text:p>
                <text:p text:style-name="P1">        return search(root.left, key);</text:p>
                <text:p text:style-name="P1"> </text:p>
                <text:p text:style-name="P1">    // val is less than root's key</text:p>
                <text:p text:style-name="P1">    return search(root.right, key);</text:p>
                <text:p text:style-name="P1">}</text:p>
              </table:table-cell>
            </table:table-row>
          </table:table>
        </text:section>
      </text:section>
      <text:p text:style-name="P1">Illustration:<text:line-break/><draw:a xlink:type="simple" xlink:href="http://d30wr2otswzun8.cloudfront.net/wp-content/uploads/2014/01/BSTSearch.png"><draw:frame draw:style-name="fr2" draw:name="graphics2" text:anchor-type="as-char" svg:width="4.5134in" svg:height="2.8528in" draw:z-index="1"><draw:image xlink:href="http://d30wr2otswzun8.cloudfront.net/wp-content/uploads/2014/01/BSTSearch.png" xlink:type="simple" xlink:show="embed" xlink:actuate="onLoad"/><svg:title>bstsearch</svg:title></draw:frame></draw:a><text:line-break/></text:p>
      <text:p text:style-name="P1"><text:soft-page-break/> </text:p>
      <text:p text:style-name="P1"><text:span text:style-name="T20">Insertion of a key:</text:span><text:line-break/>A new key is always inserted at leaf. We start searching a key from root till we hit a leaf node. Once a leaf node is found, the new node is added as a child of the leaf node.</text:p>
      <text:p text:style-name="P1"><text:s text:c="9"/>100 <text:s text:c="30"/>100</text:p>
      <text:p text:style-name="P1"><text:s text:c="8"/>/ <text:s text:c="2"/>\ <text:s text:c="7"/>Insert 40 <text:s text:c="11"/>/ <text:s text:c="3"/>\</text:p>
      <text:p text:style-name="P1"><text:s text:c="6"/>20 <text:s text:c="4"/>500 <text:s text:c="3"/>---------&gt; <text:s text:c="9"/>20 <text:s text:c="4"/>500 </text:p>
      <text:p text:style-name="P1"><text:s text:c="5"/>/ <text:s/>\ <text:s text:c="29"/>/ <text:s/>\ <text:s/></text:p>
      <text:p text:style-name="P1"><text:s text:c="4"/>10 <text:s text:c="2"/>30 <text:s text:c="26"/>10 <text:s text:c="2"/>30</text:p>
      <text:p text:style-name="P1"><text:s text:c="46"/>\ <text:s text:c="2"/></text:p>
      <text:p text:style-name="P1"><text:s text:c="46"/>40</text:p>
      <text:list xml:id="list3415317349407001414" text:style-name="L3">
        <text:list-header>
          <text:p text:style-name="P4"/>
        </text:list-header>
      </text:list>
      <text:section text:style-name="Sect1" text:name="tablist2-panel3">
        <text:section text:style-name="Sect1" text:name="highlighter_856275">
          <table:table table:name="Table2" table:style-name="Table2">
            <table:table-column table:style-name="Table2.A"/>
            <table:table-row>
              <table:table-cell table:style-name="Table2.A1" office:value-type="string">
                <text:p text:style-name="P1">// Java program to demonstrate insert operation in binary search tree</text:p>
                <text:p text:style-name="P1">class BinarySearchTree {</text:p>
                <text:p text:style-name="P1"> </text:p>
                <text:p text:style-name="P1">    /* Class containing left and right child of current node and key value*/</text:p>
                <text:p text:style-name="P1">    class Node {</text:p>
                <text:p text:style-name="P1">        int key;</text:p>
                <text:p text:style-name="P1">        Node left, right;</text:p>
                <text:p text:style-name="P1"> </text:p>
                <text:p text:style-name="P1">        public Node(int item) {</text:p>
                <text:p text:style-name="P1">            key = item;</text:p>
                <text:p text:style-name="P1">            left = right = null;</text:p>
                <text:p text:style-name="P1">        }</text:p>
                <text:p text:style-name="P1">    }</text:p>
                <text:p text:style-name="P1"> </text:p>
                <text:p text:style-name="P1">    // Root of BST</text:p>
                <text:p text:style-name="P1">    Node root;</text:p>
                <text:p text:style-name="P1"> </text:p>
                <text:p text:style-name="P1">    // Constructor</text:p>
                <text:p text:style-name="P1">    BinarySearchTree() { </text:p>
                <text:p text:style-name="P1">        root = null; </text:p>
                <text:p text:style-name="P1">    }</text:p>
                <text:p text:style-name="P1"> </text:p>
                <text:p text:style-name="P1">    // This method mainly calls insertRec()</text:p>
                <text:p text:style-name="P1">    void insert(int key) {</text:p>
                <text:p text:style-name="P1">       root = insertRec(root, key);</text:p>
                <text:p text:style-name="P1">    }</text:p>
                <text:p text:style-name="P1">     </text:p>
                <text:p text:style-name="P1">    /* A recursive function to insert a new key in BST */</text:p>
                <text:p text:style-name="P1">    Node insertRec(Node root, int key) {</text:p>
                <text:p text:style-name="P1"> </text:p>
                <text:p text:style-name="P1">        /* If the tree is empty, return a new node */</text:p>
                <text:p text:style-name="P1">        if (root == null) {</text:p>
                <text:p text:style-name="P1">            root = new Node(key);</text:p>
                <text:p text:style-name="P1">            return root;</text:p>
                <text:p text:style-name="P1">        }</text:p>
                <text:p text:style-name="P1"> </text:p>
                <text:p text:style-name="P1">        /* Otherwise, recur down the tree */</text:p>
                <text:p text:style-name="P1">        if (key &lt; root.key)</text:p>
                <text:p text:style-name="P1">            root.left = insertRec(root.left, key);</text:p>
                <text:p text:style-name="P1">        else if (key &gt; root.key)</text:p>
                <text:p text:style-name="P1">            root.right = insertRec(root.right, key);</text:p>
                <text:p text:style-name="P1"> </text:p>
                <text:p text:style-name="P1">        /* return the (unchanged) node pointer */</text:p>
                <text:p text:style-name="P1">        return root;</text:p>
                <text:p text:style-name="P1">    }</text:p>
                <text:p text:style-name="P1"> </text:p>
                <text:p text:style-name="P1">    // This method mainly calls InorderRec()</text:p>
                <text:p text:style-name="P1">    void inorder()  {</text:p>
                <text:p text:style-name="P1">       inorderRec(root);</text:p>
                <text:p text:style-name="P1">    }</text:p>
                <text:p text:style-name="P1"> </text:p>
                <text:p text:style-name="P1"><text:soft-page-break/>    // A utility function to do inorder traversal of BST</text:p>
                <text:p text:style-name="P1">    void inorderRec(Node root) {</text:p>
                <text:p text:style-name="P1">        if (root != null) {</text:p>
                <text:p text:style-name="P1">            inorderRec(root.left);</text:p>
                <text:p text:style-name="P1">            System.out.println(root.key);</text:p>
                <text:p text:style-name="P1">            inorderRec(root.right);</text:p>
                <text:p text:style-name="P1">        }</text:p>
                <text:p text:style-name="P1">    }</text:p>
                <text:p text:style-name="P1"> </text:p>
                <text:p text:style-name="P1">    // Driver Program to test above functions</text:p>
                <text:p text:style-name="P1">    public static void main(String[] args) {</text:p>
                <text:p text:style-name="P1">        BinarySearchTree tree = new BinarySearchTree();</text:p>
                <text:p text:style-name="P1"> </text:p>
                <text:p text:style-name="P1">        /* Let us create following BST</text:p>
                <text:p text:style-name="P1">              50</text:p>
                <text:p text:style-name="P1">           /     \</text:p>
                <text:p text:style-name="P1">          30      70</text:p>
                <text:p text:style-name="P1">         /  \    /  \</text:p>
                <text:p text:style-name="P1">       20   40  60   80 */</text:p>
                <text:p text:style-name="P1">        tree.insert(50);</text:p>
                <text:p text:style-name="P1">        tree.insert(30);</text:p>
                <text:p text:style-name="P1">        tree.insert(20);</text:p>
                <text:p text:style-name="P1">        tree.insert(40);</text:p>
                <text:p text:style-name="P1">        tree.insert(70);</text:p>
                <text:p text:style-name="P1">        tree.insert(60);</text:p>
                <text:p text:style-name="P1">        tree.insert(80);</text:p>
                <text:p text:style-name="P1"> </text:p>
                <text:p text:style-name="P1">        // print inorder traversal of the BST</text:p>
                <text:p text:style-name="P1">        tree.inorder();</text:p>
                <text:p text:style-name="P1">    }</text:p>
                <text:p text:style-name="P1">}</text:p>
                <text:p text:style-name="P1"/>
              </table:table-cell>
            </table:table-row>
          </table:table>
        </text:section>
      </text:section>
      <text:p text:style-name="P1">Output:</text:p>
      <text:p text:style-name="P1">20</text:p>
      <text:p text:style-name="P1">30</text:p>
      <text:p text:style-name="P1">40</text:p>
      <text:p text:style-name="P1">50</text:p>
      <text:p text:style-name="P1">60</text:p>
      <text:p text:style-name="P1">70</text:p>
      <text:p text:style-name="P1">80</text:p>
      <text:p text:style-name="P1"/>
      <text:p text:style-name="P1"/>
      <text:p text:style-name="P1"><draw:a xlink:type="simple" xlink:href="http://d30wr2otswzun8.cloudfront.net/wp-content/uploads/2014/01/BSTINsert.png"><draw:frame draw:style-name="fr2" draw:name="graphics3" text:anchor-type="as-char" svg:width="3.9299in" svg:height="2.9346in" draw:z-index="2"><draw:image xlink:href="http://d30wr2otswzun8.cloudfront.net/wp-content/uploads/2014/01/BSTINsert.png" xlink:type="simple" xlink:show="embed" xlink:actuate="onLoad"/><svg:title>bstinsert</svg:title></draw:frame></draw:a><text:line-break/></text:p>
      <text:p text:style-name="P1"><text:soft-page-break/><text:span text:style-name="T20">Time Complexity:</text:span>The worst case time complexity of search and insert operations is O(h) where h is height of Binary Search Tree. In worst case, we may have to travel from root to the deepest leaf node. The height of a skewed tree may become n and the time complexity of search and insert operation may become O(n).</text:p>
      <text:p text:style-name="P1">Some Interesting Facts:</text:p>
      <text:list xml:id="list156744904479324741" text:style-name="L4">
        <text:list-item>
          <text:p text:style-name="P5">Inorder traversal of BST always produces sorted output.</text:p>
        </text:list-item>
        <text:list-item>
          <text:p text:style-name="P5">We can construct a BST with only Preorder or Postorder or Level Order traversal. Note that we can always get inorder traversal by sorting the only given traversal.</text:p>
        </text:list-item>
        <text:list-item>
          <text:p text:style-name="P5">Number of unique BSTs with n distinct keys is Catalan Number</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Bitstream Vera Sans Mono', 'Courier New', Courier, monospace"/>
    <style:font-face style:name="Consolas2" svg:font-family="Consolas, Monaco, 'Lucida Console', monospace"/>
    <style:font-face style:name="Open Sans" svg:font-family="'Open Sans', Helvetica, Arial, Verdana, sans-serif"/>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0M46S</meta:editing-duration>
    <meta:editing-cycles>42</meta:editing-cycles>
    <meta:generator>OpenOffice/4.1.2$Win32 OpenOffice.org_project/412m3$Build-9782</meta:generator>
    <dc:date>2016-11-25T11:58:08.24</dc:date>
    <dc:creator>Shailendra Singh</dc:creator>
    <meta:document-statistic meta:table-count="2" meta:image-count="3" meta:object-count="0" meta:page-count="4" meta:paragraph-count="129" meta:word-count="671" meta:character-count="4472"/>
    <meta:user-defined meta:name="Info 1"/>
    <meta:user-defined meta:name="Info 2"/>
    <meta:user-defined meta:name="Info 3"/>
    <meta:user-defined meta:name="Info 4"/>
  </office:meta>
</office:document-meta>
</file>